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1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487.84pt"/>
    </style:style>
    <style:style style:name="co6" style:family="table-column">
      <style:table-column-properties fo:break-before="auto" style:column-width="507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204.55pt"/>
    </style:style>
    <style:style style:name="co10" style:family="table-column">
      <style:table-column-properties fo:break-before="auto" style:column-width="268.61pt"/>
    </style:style>
    <style:style style:name="co11" style:family="table-column">
      <style:table-column-properties fo:break-before="auto" style:column-width="385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4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4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24">
      <style:table-cell-properties fo:background-color="transparen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Competenci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Competency Category</text:p>
          </table:table-cell>
          <table:table-cell table:style-name="ce6" office:value-type="string" calcext:value-type="string">
            <text:p>Copyedited title</text:p>
          </table:table-cell>
          <table:table-cell table:style-name="ce12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erform receptionist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coordinate routine office maintenance and procurement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roofread printed and digital docu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communicate appropriately and effectivel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use the English language correctl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take instructions and seek clarification to complete task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operate common workplace technolog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word-processing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comply with data management best practic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se common legal portals for administrative task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se key sources of information to understand work and workpla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comply with legal industry protocols and norm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act with professionalism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comply with duties of confidentialit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appreciate work within Singapore legal landscap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comply with professional ethical require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work within set boundar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comply with grievance and disciplinary polic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repare business correspondence and legal docu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erform law office financial operations du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completeness of standard legal docu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coordinate business meeting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draft meeting minut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communicate information in written forma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manage team to deal with multiple work demand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maintain information management process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online research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presentation fun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database fun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manage self and team's adaptability to chang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perform common risk management and compliance procedur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manage client mon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manage time and plan work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use feedback and reflection for professional improve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key administrative processes and procedures involved in a civi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ivi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key administrative processes and procedures involved in a crimina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rimina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family law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family law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NIMA-PIMA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NIMA-PIMA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conveyancing law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onveyancing law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commercia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ommercial litigation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explain and perform the key administrative processes and procedures involved in a corporate / commercial transactions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identify and use the key legal terminology and standard forms and precedents in a corporate / commercial transactions practic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document and maintain standard operating procedur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manage multiple teams and projec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repare written repor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resolve workplace conflict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rovide feedback and review performance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communicate in challenging situation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5" calcext:value-type="float">
            <text:p>5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rovide mentorship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perform basic legal research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7" calcext:value-type="float">
            <text:p>5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tilise workplace productivity tool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deliver and maintain service excellence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facilitate compliance with regulatory obligation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60" calcext:value-type="float">
            <text:p>6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use feedback and reflection for improving workplace productivity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improve workplace processes and policie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identify learning needs for self and other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Office Administration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repare budget for department or firm operation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Office Administration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prepare financial repor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Office Administration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manage human resource matters for department or firm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66" calcext:value-type="float">
            <text:p>6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Office Administration</text:p>
          </table:table-cell>
          <table:table-cell table:style-name="Default" office:value-type="string" calcext:value-type="string">
            <text:p>Administration &amp; Productivity</text:p>
          </table:table-cell>
          <table:table-cell table:style-name="Default" office:value-type="string" calcext:value-type="string">
            <text:p>I can assist with corporate secretarial requirements / duties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perform microeconomic analysis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68" calcext:value-type="float">
            <text:p>6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perform macroeconomic analysis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69" calcext:value-type="float">
            <text:p>6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demonstrate business awareness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70" calcext:value-type="float">
            <text:p>7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apply basic accounting concepts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perform legal analysis and problem-solving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72" calcext:value-type="float">
            <text:p>7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relating to criminal litigation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civil litigation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74" calcext:value-type="float">
            <text:p>7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estates and trusts.</text:p>
          </table:table-cell>
          <table:table-cell table:style-name="Default" table:number-columns-repeated="1019"/>
        </table:table-row>
        <table:table-row table:style-name="ro3"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mmunity / Public Interes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family law matter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real estate transa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relating to corporate/commercial transactions and corporate secretarial require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relating to commercial litigat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/ Commerc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legal operations work relating to IP transa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facilitate legal discussions and client interview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erform academic writing and presentat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communicate in a range of work-related contex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facilitate teamwork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facilitate workplace communications and process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manage workplace legal technolog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develop and maintain standard operating procedur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ndertake litigation support function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conduct legal research, investigate facts and check documen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manage workplace challenge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appreciate legal system and professional responsibilitie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1" calcext:value-type="float">
            <text:p>91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Business Acumen &amp; Problem-solving</text:p>
          </table:table-cell>
          <table:table-cell table:style-name="Default" office:value-type="string" calcext:value-type="string">
            <text:p>I can facilitate evidence-based decision-making in legal services environmen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2" calcext:value-type="float">
            <text:p>92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perform conflict management and negotiation in legal services environmen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3" calcext:value-type="float">
            <text:p>93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Communication &amp; Teamwork</text:p>
          </table:table-cell>
          <table:table-cell table:style-name="Default" office:value-type="string" calcext:value-type="string">
            <text:p>I can foster and motivate effective and engaged teams in legal services environmen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Technology &amp; Information</text:p>
          </table:table-cell>
          <table:table-cell table:style-name="Default" office:value-type="string" calcext:value-type="string">
            <text:p>I can use data analystics tools relevant to legal services environmen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Legal Support</text:p>
          </table:table-cell>
          <table:table-cell table:style-name="Default"/>
          <table:table-cell table:style-name="Default" office:value-type="string" calcext:value-type="string">
            <text:p>Professionalism &amp; Service</text:p>
          </table:table-cell>
          <table:table-cell table:style-name="Default" office:value-type="string" calcext:value-type="string">
            <text:p>I can promote and demonstrate a commitment to community service by undertaking or facilitating pro bono work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Family Law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monstrate mastery of procedural aspects of legal matters relating to divorce, variation or enforcement of Court orders on ancillary matters in divorce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Family Law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nage assigned case files for non-contentious matters by conducting client interviews and taking instructions, drafting correspondence and legal documents, facilitating negotiation towards settlement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Family Law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undertake mediation of disputes to facilitate out-of-court settlement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Family Law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ssist in contentious matters by undertaking duties like discovery, scheduling of court hearings, preparation and filing of court documen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tellectual Property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raft, review, formalise and file intellectual property application form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01" calcext:value-type="float">
            <text:p>10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tellectual Property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ssist in preparation of documentation for intellectual property related adjudication, arbritration, mediation, negotiation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tellectual Property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conduct investigations and legal research on intellectual property related laws to help lawyers build their case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tellectual Property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due diligence to support intellectual property acquisition processe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lan, schedule and execute board and committee meetings with appropriate agendas and in accordance with the company and regulatory requiremen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repare, disseminate and maintain records of Board and Committee meetings in a secure manner consistent with applicable document retension policies or requirement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06" calcext:value-type="float">
            <text:p>10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raft, seek inputs on, and maintain minutes of Board and Committee meeting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nage meeting attendance including appointments of proxies and securing the meeting quorum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ssist with shareholder and investor relations matter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Corporate Secretarial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keep updated on corporate governance best practices and periodically review and recommend improvements to activities related to board and shareholder meetings and responsibilit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raft and review trade documentation for structured products and derivatives (e.g. OTC term sheets, final terms and confirmations)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research and communicate developments and updates on legal and regulatory issues relating to structured products and derivatives impacting the region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review, amend and negotiate master distribution agreement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facilitate the development and implementation of compliance policies and procedur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Structured Products and Derivatives Documentation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intain the currency of documentation templates and guidance notes on usage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Project Management &amp; Business Process Re-engineering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pply project management concepts to review and improve the management of legal cases and matters having regard to issues of scope, cost, time, quality, documentation, administration and risk management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Project Management &amp; Business Process Re-engineering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 and implement legal project management systems and processes to ensure consist high quality client service and work product, delivered efficiently and cost-effectively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Project Management &amp; Business Process Re-engineering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nalyse current legal operations within the firm or department and redesign key processes to improve their effectiveness having regard to changes in strategic plans, macroeconomic circumstances, disruptive technologie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document and administer standardised AML, KYC and conflicts-checks protocols as part of case management and client-intake workflows.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document and administer standardised procurement, financial planning, review and audit protocols as part of financial management workflow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document and administer standardised grievance handling, whistle-blowing and workplace safety and health protocols as part of human resource management workflow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1" calcext:value-type="float">
            <text:p>12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document and administer data protection and confidential information management protocols as part of information security workflow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2" calcext:value-type="float">
            <text:p>12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regular reviews of compliance with internal protocols and external regulatory requirements, and report to management any deficiencies and risk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isk &amp; Complian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ke recommendations to management on addressing deficiencies and risks surfaced through scheduled process and systems reviews, and implement approved recommendation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nage resource planning including budgeting for such resources in accordance with budget planning protocol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identify and manage appropriate external service providers to support resource needs of firm or department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manage resources within allocated budget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7" calcext:value-type="float">
            <text:p>12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establish and administer human resource processes and systems for recruitment, training, remuneration etc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aw Offic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establish and manage processes and systems for administrative and financial operations of firm or department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Services Business Developmen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perform market research and environmental scans to identify key trends affecting the legal services industry and the impact they have on the law practice or legal department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Services Business Developmen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advise senior management on appropriate marketing and business development strategie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Services Business Developmen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establish and manage brand identity and corporate communications of law firm or legal department using a variety of media platforms, including social media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Services Business Development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identify and facilitate the pursuit of business opportunities for law firm or legal department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formation Systems, eDiscovery &amp; Litigation Suppor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implement and maintain data governance guidelines, data management processes and protocols to establish data ownership, classification, retension and destruction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formation Systems, eDiscovery &amp; Litigation Suppor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implement and maintain litigation support systems and processes to organize, analyze, and present case materials through the use of appropriate case management and courtroom technologie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Information Systems, eDiscovery &amp; Litigation Suppor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develop, implement and maintain systems to manage electronically stored information in a manner which facilitates electronic discovery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organise and maintain the creation, acquisition, sharing and reuse of workplace knowledge and information in the form of knowledge management and information management policies and processes 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7" calcext:value-type="float">
            <text:p>137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set up and maintain physical and online libraries of references, precedents and template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keep updated on and advise senior management on developments in legal knowledge and infromation management systems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39" calcext:value-type="float">
            <text:p>139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facilitate training in the correct usage of knowledge and information management systems within the workplace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40" calcext:value-type="float">
            <text:p>140</text:p>
          </table:table-cell>
          <table:table-cell table:style-name="Default" office:value-type="string" calcext:value-type="string">
            <text:p>Legal Support</text:p>
          </table:table-cell>
          <table:table-cell table:style-name="Default" office:value-type="string" calcext:value-type="string">
            <text:p>Legal Research, Learning &amp; Knowledge Management </text:p>
          </table:table-cell>
          <table:table-cell table:style-name="Default" office:value-type="string" calcext:value-type="string">
            <text:p>Legal Operations</text:p>
          </table:table-cell>
          <table:table-cell table:style-name="Default" office:value-type="string" calcext:value-type="string">
            <text:p>I can identify and address gaps in information literacy at the workplace etc.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float" office:value="141" calcext:value-type="float">
            <text:p>14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strategise using expert legal analysis and problem-solving in highly complex situation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42" calcext:value-type="float">
            <text:p>14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table:style-name="ce9" office:value-type="string" calcext:value-type="string">
            <text:p>I can undertake the company secretary function in the organisation.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Default" office:value-type="float" office:value="143" calcext:value-type="float">
            <text:p>14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manage the legal administration of the organisation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44" calcext:value-type="float">
            <text:p>14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table:style-name="ce9" office:value-type="string" calcext:value-type="string">
            <text:p>I can serve as a member of the Board of Directors in the organisation.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Default" office:value-type="float" office:value="145" calcext:value-type="float">
            <text:p>14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serve on external committees and advisory panel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46" calcext:value-type="float">
            <text:p>14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table:style-name="ce9" office:value-type="string" calcext:value-type="string">
            <text:p>I can provide expert industry specific legal and business advice.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Default" office:value-type="float" office:value="147" calcext:value-type="float">
            <text:p>14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promote technology advancement in the organisation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48" calcext:value-type="float">
            <text:p>14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utilise automated tools relevant to legal services environment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49" calcext:value-type="float">
            <text:p>14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speak at conferences and seminar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0" calcext:value-type="float">
            <text:p>15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maintain a team's adaptability to change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1" calcext:value-type="float">
            <text:p>15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provide feedback and review performance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2" calcext:value-type="float">
            <text:p>15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provide key strategies for the organisation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3" calcext:value-type="float">
            <text:p>15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nage resource planning for the legal department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4" calcext:value-type="float">
            <text:p>15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prepare budgets for the legal department and business operation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5" calcext:value-type="float">
            <text:p>15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monstrate learning agility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6" calcext:value-type="float">
            <text:p>15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advise on risk management and compliance issue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7" calcext:value-type="float">
            <text:p>15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provide leadership to other team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8" calcext:value-type="float">
            <text:p>15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the organisation and business's future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59" calcext:value-type="float">
            <text:p>15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select panel of external counsel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nage crisis situation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1" calcext:value-type="float">
            <text:p>16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function as ethical conscience of the busines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manage complex ethical and compliance issues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3" calcext:value-type="float">
            <text:p>16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negotiate and draft complex legal contracts in specialist areas of law.</text:p>
          </table:table-cell>
          <table:table-cell table:number-columns-repeated="1019"/>
        </table:table-row>
        <table:table-row table:style-name="ro2">
          <table:table-cell table:style-name="Default" office:value-type="float" office:value="164" calcext:value-type="float">
            <text:p>16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demonstrate advanced knowledge in specialist areas of law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65" calcext:value-type="float">
            <text:p>16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develop, implement and maintain knowledge and information management processe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66" calcext:value-type="float">
            <text:p>16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manage team to deal with multiple work demand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67" calcext:value-type="float">
            <text:p>16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provide mentorship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68" calcext:value-type="float">
            <text:p>16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facilitate teamwork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69" calcext:value-type="float">
            <text:p>16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foster and motivate effective and engaged departments in the organisation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perform conflict management and negotiation in the workplace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1" calcext:value-type="float">
            <text:p>17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provide training on legal developments affecting the busines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2" calcext:value-type="float">
            <text:p>17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inter-cultural awareness and sensitivity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3" calcext:value-type="float">
            <text:p>17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deliver and maintain service excellence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4" calcext:value-type="float">
            <text:p>17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identify learning needs for other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5" calcext:value-type="float">
            <text:p>17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use feedback and reflection for improving workplace productivity. 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synthesise legal knowledge with business objective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7" calcext:value-type="float">
            <text:p>17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undertake resource planning for the legal department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8" calcext:value-type="float">
            <text:p>17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undertake budget preparation for the legal department operation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79" calcext:value-type="float">
            <text:p>17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and implement risk management and compliance processes and system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0" calcext:value-type="float">
            <text:p>18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and implement business policie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1" calcext:value-type="float">
            <text:p>18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and implement a data protection framework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2" calcext:value-type="float">
            <text:p>18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velop and implement project management processes and system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3" calcext:value-type="float">
            <text:p>18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undertake business process re-engineering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identify key emerging trends affecting the legal services industry and the busines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5" calcext:value-type="float">
            <text:p>18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identify and develop business opportunities for the legal department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6" calcext:value-type="float">
            <text:p>18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facilitate compliance with regulatory obligation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7" calcext:value-type="float">
            <text:p>18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appreciate internal client relationship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8" calcext:value-type="float">
            <text:p>18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undertake pro bono work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89" calcext:value-type="float">
            <text:p>18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safeguard ethical behaviour in the organisation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undertake legal transaction processes.</text:p>
          </table:table-cell>
          <table:table-cell table:number-columns-repeated="1019"/>
        </table:table-row>
        <table:table-row table:style-name="ro3">
          <table:table-cell table:style-name="Default" office:value-type="float" office:value="191" calcext:value-type="float">
            <text:p>19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undertake project management process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2" calcext:value-type="float">
            <text:p>19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conduct negotiation and drafting across various practice area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3" calcext:value-type="float">
            <text:p>19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undertake legal analysis and problem-solving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provide sound legal advice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undertake corporate secretarial matters regarding entity management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manage risk from a business perspective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7" calcext:value-type="float">
            <text:p>19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gal Advisory</text:p>
          </table:table-cell>
          <table:table-cell office:value-type="string" calcext:value-type="string">
            <text:p>I can shape and implement legal solutions for the busines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8" calcext:value-type="float">
            <text:p>19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conduct legal research, investigate facts and check document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use data analysis tools relevant to legal services environment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maintain database for knowledge sharing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utilise workplace productivity too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2" calcext:value-type="float">
            <text:p>20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Technology Affinities</text:p>
          </table:table-cell>
          <table:table-cell office:value-type="string" calcext:value-type="string">
            <text:p>I can develop and maintain standard operating procedures. 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internal communication skil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4" calcext:value-type="float">
            <text:p>20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external communication skil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5" calcext:value-type="float">
            <text:p>20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management of internal relationship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6" calcext:value-type="float">
            <text:p>20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management of external relationship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7" calcext:value-type="float">
            <text:p>20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erpersonal Effectiveness</text:p>
          </table:table-cell>
          <table:table-cell office:value-type="string" calcext:value-type="string">
            <text:p>I can demonstrate effective teamwork skill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8" calcext:value-type="float">
            <text:p>20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manage time and organise work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09" calcext:value-type="float">
            <text:p>20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manage workplace challeng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act with professionalism and integrity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use feedback and reflection for professional improvement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2" calcext:value-type="float">
            <text:p>21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improve workplace processes and polici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identify learning needs for myself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Intrapersonal Intelligence</text:p>
          </table:table-cell>
          <table:table-cell office:value-type="string" calcext:value-type="string">
            <text:p>I can manage self adaptability to change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monstrate balanced business and legal acumen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6" calcext:value-type="float">
            <text:p>216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undertake administrative task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7" calcext:value-type="float">
            <text:p>217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intain risk management and compliance processes and system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8" calcext:value-type="float">
            <text:p>218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intain business policie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19" calcext:value-type="float">
            <text:p>219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intain a data protection framework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0" calcext:value-type="float">
            <text:p>220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maintain project management processes and system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monstrate financial literacy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2" calcext:value-type="float">
            <text:p>222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Leadership, Business and Strategy</text:p>
          </table:table-cell>
          <table:table-cell office:value-type="string" calcext:value-type="string">
            <text:p>I can demonstrate commercial awarenes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3" calcext:value-type="float">
            <text:p>223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comply with duties of confidentiality. 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4" calcext:value-type="float">
            <text:p>224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demonstrate a strong sense of business ethic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In-House Counsel</text:p>
          </table:table-cell>
          <table:table-cell/>
          <table:table-cell table:style-name="ce3" office:value-type="string" calcext:value-type="string">
            <text:p>Ethics, Governance and Compliance</text:p>
          </table:table-cell>
          <table:table-cell office:value-type="string" calcext:value-type="string">
            <text:p>I can demonstrate a strong sense of legal ethics.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obtain clarification and feedback to improve my own practice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27" calcext:value-type="float">
            <text:p>22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manage my own energy, time and work effectivel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perform self-reflection to develop professional self-awarenes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manage situations of my own adverse professional wellbeing effectivel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0" calcext:value-type="float">
            <text:p>23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develop my own positive professional wellbeing activel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adapt to change in the workplace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pursue self-directed learning activel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3" calcext:value-type="float">
            <text:p>23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maintain complete and accurate matter records using appropriate case management system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represent and promote the profession appropriately at individual and firm level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facilitate social justice through pro bono work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comply with rules and best practices governing professional conduct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act within the scope of my own professional competence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8" calcext:value-type="float">
            <text:p>23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act with civility in interactions with other members of the legal communit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appreciate my role as a lawyer in the context of rule of law and access to justice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appreciate the context in which the legal and justice system operates and how my own practice has an impact on it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erform legal analysis and reasoning to provide legal advice in a range of moderately complex matter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draft legal opinions which accurately set out the legal response to a client's problem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erform legal research using a range of appropriate sources and format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erform factual investigation using a range of appropriate sources and format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5" calcext:value-type="float">
            <text:p>24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client interviews to understand accurately a client's objectives and constraint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6" calcext:value-type="float">
            <text:p>24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facilitate moderately complex negotiations across a range of related practice area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identify appropriate means of alternative dispute resolution for a range of moderately complex contentious matter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oral trial advocac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49" calcext:value-type="float">
            <text:p>24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repare written trial advocac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undertake pre-trial discover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real propert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2" calcext:value-type="float">
            <text:p>25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real property law issu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3" calcext:value-type="float">
            <text:p>25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tort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4" calcext:value-type="float">
            <text:p>25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tort law issu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5" calcext:value-type="float">
            <text:p>25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equity and trusts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equity and trusts law issu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administrative and constitutional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administrative and constitutional law issu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ntract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0" calcext:value-type="float">
            <text:p>26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ntract law issu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1" calcext:value-type="float">
            <text:p>26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apply a range of relevant financial and accounting terms, concepts, principles, procedures and calculations appropriate for the nature of my practice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2" calcext:value-type="float">
            <text:p>26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contribute to client care and business development in my firm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3" calcext:value-type="float">
            <text:p>26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comply with laws, regulations and best practices for maintaining data confidentiality and privacy when communicating electronicall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4" calcext:value-type="float">
            <text:p>26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appreciate the pros and cons of cloud-based technology on the storage and retrieval of professional and personal data handled by a law firm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5" calcext:value-type="float">
            <text:p>26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online platforms appropriately to maintain an effective professional online presence and network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6" calcext:value-type="float">
            <text:p>26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secure online email software and collaboration platforms appropriately to facilitate working with internal and exernal parti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7" calcext:value-type="float">
            <text:p>26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basic workplace productivity software tools to enhance work efficienc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8" calcext:value-type="float">
            <text:p>26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electronic filing systems to enhance work efficiency and comply with filing requirement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69" calcext:value-type="float">
            <text:p>26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practice management systems to enhance work efficiency and compliance with professional duti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use knowledge management systems to accelerate developing know-how and raise productivit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1" calcext:value-type="float">
            <text:p>27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perform legal, business and investigative research using a range of free and paid online research tools and resourc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2" calcext:value-type="float">
            <text:p>27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perform online search, retrieval and lodgment to extract records and lodge requests and document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3" calcext:value-type="float">
            <text:p>27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monitor well-established alternative sources of information relevant to the law and practice of law to keep updated on trends and development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ology Affinities</text:p>
          </table:table-cell>
          <table:table-cell table:style-name="ce19" office:value-type="string" calcext:value-type="string">
            <text:p>I can appreciate the impact of existing baseline technologies on the practice of law and the legal operations of in-house legal department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5" calcext:value-type="float">
            <text:p>27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establish effective professional networks with internal and external stakeholder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participate effectively as part of a team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correspond effectively in oral and written professional communication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manage internal and external stakeholder expectations effectively 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repare range of contracts, term sheets and memoranda relevant to general corporate/commercial transactions matter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80" calcext:value-type="float">
            <text:p>28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draft pleadings, affidavits and other written court advocacy documents for corporate/commercial litigation matter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281" calcext:value-type="float">
            <text:p>28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undertake legal due diligence effectively to understand the implications for a proposed corporate/commercial transaction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82" calcext:value-type="float">
            <text:p>28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the different types of business structures and their implications in a given corporate/commercial matter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83" calcext:value-type="float">
            <text:p>28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the key elements of a moderately complex transaction to identify an optimal legal strategy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84" calcext:value-type="float">
            <text:p>28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when advice from specialists in particular areas of corporate/commercial practice is needed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85" calcext:value-type="float">
            <text:p>28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rporate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86" calcext:value-type="float">
            <text:p>28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rporate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87" calcext:value-type="float">
            <text:p>28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rporate finance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88" calcext:value-type="float">
            <text:p>28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rporate finance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89" calcext:value-type="float">
            <text:p>28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mmercial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0" calcext:value-type="float">
            <text:p>29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mmercial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1" calcext:value-type="float">
            <text:p>29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intellectual propert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2" calcext:value-type="float">
            <text:p>29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intellectual property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3" calcext:value-type="float">
            <text:p>29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technolog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4" calcext:value-type="float">
            <text:p>29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technology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5" calcext:value-type="float">
            <text:p>29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private international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6" calcext:value-type="float">
            <text:p>29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private international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7" calcext:value-type="float">
            <text:p>29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ompetition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8" calcext:value-type="float">
            <text:p>29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mpetition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299" calcext:value-type="float">
            <text:p>29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tax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tax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1" calcext:value-type="float">
            <text:p>30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commercial litigation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2" calcext:value-type="float">
            <text:p>30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mmercial litigation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3" calcext:value-type="float">
            <text:p>30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rporate / Commercial </text:p>
          </table:table-cell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appreciate the the commercial context, needs and constraints of a corporate client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4" calcext:value-type="float">
            <text:p>30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maintain balance between empathetic connection and professional distance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5" calcext:value-type="float">
            <text:p>30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probate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6" calcext:value-type="float">
            <text:p>30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probate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7" calcext:value-type="float">
            <text:p>30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famil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8" calcext:value-type="float">
            <text:p>30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family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09" calcext:value-type="float">
            <text:p>30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erform community-based mediation and interest-based conflict resolution to resolve family and community disput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0" calcext:value-type="float">
            <text:p>31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employment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1" calcext:value-type="float">
            <text:p>31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employment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2" calcext:value-type="float">
            <text:p>31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the current basic personal injury and property damage claims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3" calcext:value-type="float">
            <text:p>31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personal injury and property damage claim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4" calcext:value-type="float">
            <text:p>31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the current basic conveyancing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5" calcext:value-type="float">
            <text:p>31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onveyancing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6" calcext:value-type="float">
            <text:p>31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basic criminal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7" calcext:value-type="float">
            <text:p>31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riminal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8" calcext:value-type="float">
            <text:p>31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criminal litigation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19" calcext:value-type="float">
            <text:p>31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riminal litigation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20" calcext:value-type="float">
            <text:p>32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nalyse and apply current civil litigation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21" calcext:value-type="float">
            <text:p>32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Community / Public Interest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ppreciate and apply the relevant key statutes, subsidiary legislation and regulations governing regularly-encountered civil litigation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22" calcext:value-type="float">
            <text:p>32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apply what I learn in one context to a range of similar or analogous contexts easily (i.e. learning agility)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23" calcext:value-type="float">
            <text:p>32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19" office:value-type="string" calcext:value-type="string">
            <text:p>I can use appropriate tools and methodologies to reflect and improve upon my professional practice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24" calcext:value-type="float">
            <text:p>32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appreciate and manage the impact on others of my own action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25" calcext:value-type="float">
            <text:p>32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support others in situations of their adverse professional wellbeing appropriately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26" calcext:value-type="float">
            <text:p>32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support the positive professional wellbeing of others effectively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27" calcext:value-type="float">
            <text:p>32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lead a culture of ethical behaviour at team and firm level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28" calcext:value-type="float">
            <text:p>32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provide guidance to less experience colleagues on a range of complex ethical issues which may arise in the course of legal practise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29" calcext:value-type="float">
            <text:p>32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represent and promote the profession appropriately at national level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0" calcext:value-type="float">
            <text:p>33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complex legal matters on a range of related practice area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1" calcext:value-type="float">
            <text:p>33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develop a nuanced understanding of and appropriate legal solutions for a complex matter using a range of analytical, critical and creative thinking approach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2" calcext:value-type="float">
            <text:p>33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develop and implement appropriate legal solutions to address my client's needs using a range of approaches to defining the problem, generating a range of possible solutions, and identifying and implemention the most appropriate solution for the specific situation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3" calcext:value-type="float">
            <text:p>33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lead complex negotiations between multiple parti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4" calcext:value-type="float">
            <text:p>33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undertake performance coaching of junior colleagues whom I work with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335" calcext:value-type="float">
            <text:p>33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manage people I work with to deal with multiple work demand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6" calcext:value-type="float">
            <text:p>33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manage multi-disciplinary professionals and stakeholders in the course of my work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7" calcext:value-type="float">
            <text:p>33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project manage multiple complex matters using the most appropriate approach for each given matter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8" calcext:value-type="float">
            <text:p>33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conduct myself in a culturally-sensitive manner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39" calcext:value-type="float">
            <text:p>33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 and develop business opportunities for my practice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 emerging trends affecting the legal services industry and determine how to address their impact on my practice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41" calcext:value-type="float">
            <text:p>341</text:p>
          </table:table-cell>
          <table:table-cell office:value-type="string" calcext:value-type="string">
            <text:p>Legal Practitioner</text:p>
          </table:table-cell>
          <table:table-cell table:style-name="ce20"/>
          <table:table-cell table:style-name="ce19" office:value-type="string" calcext:value-type="string">
            <text:p>Leadership, Business and Professional Insight</text:p>
          </table:table-cell>
          <table:table-cell table:style-name="ce20" office:value-type="string" calcext:value-type="string">
            <text:p>I can contribute to improving workplace processes and policies.</text:p>
          </table:table-cell>
          <table:table-cell table:style-name="ce20"/>
          <table:table-cell table:number-columns-repeated="1018"/>
        </table:table-row>
        <table:table-row table:style-name="ro2">
          <table:table-cell table:style-name="Default" office:value-type="float" office:value="342" calcext:value-type="float">
            <text:p>34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 holistic learning needs of my line reports and provide opportunities for them to address such need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43" calcext:value-type="float">
            <text:p>34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, communicate and support the optimal professional performance and attitudes required of my line report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44" calcext:value-type="float">
            <text:p>34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se 'intelligent' legal research tools as one of a range of digital information gathering tools to enhance legal research findings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45" calcext:value-type="float">
            <text:p>34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se legal and regulatory analytics tools appropriately to facilitate decision-making and compliance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46" calcext:value-type="float">
            <text:p>34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educate peers on the appreciation and application of current baseline legal technologies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47" calcext:value-type="float">
            <text:p>34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initiate discussions about how emergent technology can be utilised and adapted for use within the legal industry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48" calcext:value-type="float">
            <text:p>34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ndertake electronic discovery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49" calcext:value-type="float">
            <text:p>34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perform technology-assisted review of electronically stored information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50" calcext:value-type="float">
            <text:p>35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se 'intelligent' document creation and review tools to improve law firm/department productivity and processes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51" calcext:value-type="float">
            <text:p>35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undertake and appreciate the implications of online dispute resolution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52" calcext:value-type="float">
            <text:p>35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comply with legislation and best practices for preserving and encrypting electronically stored information for purposes such as e-discovery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53" calcext:value-type="float">
            <text:p>35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24" office:value-type="string" calcext:value-type="string">
            <text:p>Technology Affinities</text:p>
          </table:table-cell>
          <table:table-cell table:style-name="ce24" office:value-type="string" calcext:value-type="string">
            <text:p>I can appreciate and keep updated on evolving cybersecurity risks.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Default" office:value-type="float" office:value="354" calcext:value-type="float">
            <text:p>35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perform conflict management in a range of professional contexts involving a range of internal and external stakeholder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55" calcext:value-type="float">
            <text:p>35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foster and motivate engaged and collaborative teamwork involving multiple teams or multi-disciplinary team member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56" calcext:value-type="float">
            <text:p>35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establish a range of professional networks to support the work of my practice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57" calcext:value-type="float">
            <text:p>357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appreciate and discharge a lawyer's role to practise preventive lawyering and resolve family disputes in a constructive and conciliatory manner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58" calcext:value-type="float">
            <text:p>358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appreciate a lawyer's role in a range of initiatives by the Family Justice System such as the Restorative Justice Model, the Appropriate Adult Scheme, and Parenting Coordination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59" calcext:value-type="float">
            <text:p>359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Ethics &amp; Professionalism</text:p>
          </table:table-cell>
          <table:table-cell table:style-name="ce21" office:value-type="string" calcext:value-type="string">
            <text:p>I can conduct myself and my team/firm in a manner that complies with the Best Practices Guide for Family Law Practitioners by the Law Society of Singapore and Family Justice Court.</text:p>
          </table:table-cell>
          <table:table-cell table:style-name="ce21"/>
          <table:table-cell table:number-columns-repeated="1018"/>
        </table:table-row>
        <table:table-row table:style-name="ro4">
          <table:table-cell table:style-name="Default" office:value-type="float" office:value="360" calcext:value-type="float">
            <text:p>360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synthesise and evaluate current family law terms, concepts, principles and procedures.</text:p>
          </table:table-cell>
          <table:table-cell table:style-name="ce21"/>
          <table:table-cell table:number-columns-repeated="1018"/>
        </table:table-row>
        <table:table-row table:style-name="ro4">
          <table:table-cell table:style-name="Default" office:value-type="float" office:value="361" calcext:value-type="float">
            <text:p>361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synthesise and evaluate the relevant key statutes, subsidiary legislation and regulations governing a wide range of family law issue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62" calcext:value-type="float">
            <text:p>362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synthesise and evaluate current probate law terms, concepts, principles and procedure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63" calcext:value-type="float">
            <text:p>363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synthesise and evaluate the relevant key statutes, subsidiary legislation and regulations governing a wide range of probate law issue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64" calcext:value-type="float">
            <text:p>364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clients on a range of legal aid options and refer potential clients to such options where appropriate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65" calcext:value-type="float">
            <text:p>365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complex matrimonial matter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66" calcext:value-type="float">
            <text:p>366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complex child custody, legitimacy, access and adoption matter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67" calcext:value-type="float">
            <text:p>367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complex probate matter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68" calcext:value-type="float">
            <text:p>368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vulnerable client matters including those involving elder care, mental capacity, child abduction and family violence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69" calcext:value-type="float">
            <text:p>369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dvise on and manage complex youth arrest and beyond parental control matter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0" calcext:value-type="float">
            <text:p>370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facilitate informed decision-making by parties to a family dispute by providing them with accurate and easy-to-understand information on their legal option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1" calcext:value-type="float">
            <text:p>371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appreciate and apply the full range of pre-court interventions available to resolve contentious family matter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2" calcext:value-type="float">
            <text:p>372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perform family mediation as a distinct approach to mediation that is optimised for the resolution of family dispute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3" calcext:value-type="float">
            <text:p>373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Technical Lawyering</text:p>
          </table:table-cell>
          <table:table-cell table:style-name="ce21" office:value-type="string" calcext:value-type="string">
            <text:p>I can conduct cooperative family law litigation as a distinct approach to litigation that is optimised for the resolution of family disputes in a judge-led litigation proces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4" calcext:value-type="float">
            <text:p>374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Leadership, Business and Professional Insight</text:p>
          </table:table-cell>
          <table:table-cell table:style-name="ce21" office:value-type="string" calcext:value-type="string">
            <text:p>I can appreciate family matters within their sociological, cultural and psychological contexts to facilitate sensitive and sustainable resolution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5" calcext:value-type="float">
            <text:p>375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work collaboratively within a multidisciplinary team of counsellors, healthcare professionals, social workers, local police, government agaencies and financial institutions and advisors to manage family matters optimally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6" calcext:value-type="float">
            <text:p>376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maintain a network of key multi-disciplinary stakeholders and experts in the family law community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7" calcext:value-type="float">
            <text:p>377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communicate effectively with vulnerable clients and parties to a family law matter such as children, the elderly, the mentally unwell and victims of abuse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8" calcext:value-type="float">
            <text:p>378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perform conflict management and set a cooperative tone with my client and counsel for the other party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79" calcext:value-type="float">
            <text:p>379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21" office:value-type="string" calcext:value-type="string">
            <text:p>Interpersonal Effectiveness</text:p>
          </table:table-cell>
          <table:table-cell table:style-name="ce21" office:value-type="string" calcext:value-type="string">
            <text:p>I can use counselling strategies as part of client management in sensitive or contentious matter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380" calcext:value-type="float">
            <text:p>38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and evaluate current building and construction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1" calcext:value-type="float">
            <text:p>38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and evaluate the relevant key statutes, subsidiary legislation and regulations governing a wide range of building and construction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2" calcext:value-type="float">
            <text:p>38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maintain a network of key stakeholders and experts in the building and construction law community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3" calcext:value-type="float">
            <text:p>38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appreciate the development and construction process for building and construction project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4" calcext:value-type="float">
            <text:p>38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repare project documentation including using the most appropriate standard-form building and construction contract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5" calcext:value-type="float">
            <text:p>38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project-feasibility issues from legal and regulatory perspectiv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6" calcext:value-type="float">
            <text:p>38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optimal entity formations and taxation structures for project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7" calcext:value-type="float">
            <text:p>38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project bid preparation and procurement compliance matter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8" calcext:value-type="float">
            <text:p>38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optimal project financing option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89" calcext:value-type="float">
            <text:p>38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ordinate advice on other specialist areas affecting the project such as tax, insurance, competition, employment laws and regulation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trial advocacy of building and construction disput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1" calcext:value-type="float">
            <text:p>39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appellate advocacy of building and construction disput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2" calcext:value-type="float">
            <text:p>39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represent my client in a range of alternative dispute resolution settings on building and construction disput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3" calcext:value-type="float">
            <text:p>39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work collaboratively within a multi-disciplinary team of architects, engineers, developers, surveyors to manage legal issues optimally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4" calcext:value-type="float">
            <text:p>39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undertake work in both public and private building and construction matters and across a range of industri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5" calcext:value-type="float">
            <text:p>39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the optimal building and construction dispute resolution mechanisms from a range of option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6" calcext:value-type="float">
            <text:p>39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and evaluate current intellectual property law terms, concepts, principles and procedur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7" calcext:value-type="float">
            <text:p>39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and evaluate the relevant key statutes, subsidiary legislation and regulations governing a wide range of intellectual property law issu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8" calcext:value-type="float">
            <text:p>39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intellectual property acquisition and financing transactions matter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399" calcext:value-type="float">
            <text:p>39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intellectual property creation and protection matter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00" calcext:value-type="float">
            <text:p>40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and manage the commercialisation of intellectual property asset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01" calcext:value-type="float">
            <text:p>40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trial advocacy of intellectual property disput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02" calcext:value-type="float">
            <text:p>40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appellate advocacy of intellectual property disput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03" calcext:value-type="float">
            <text:p>40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ordinate advice on other specialist areas affecting an intellectual property transaction or dispute such as valuation, insurance, examination, monitoring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04" calcext:value-type="float">
            <text:p>40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represent my client in a range of alternative dispute resolution settings on intellectual property dispute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05" calcext:value-type="float">
            <text:p>40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conduct and manages intellectual property due diligence and audit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06" calcext:value-type="float">
            <text:p>40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prepare a wide range of intellectual property transactions documents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07" calcext:value-type="float">
            <text:p>40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19" office:value-type="string" calcext:value-type="string">
            <text:p>I can advise on the optimal intellectual property dispute resolution mechanisms from a range of option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08" calcext:value-type="float">
            <text:p>40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maintain a network of key stakeholders and experts in the intellectual property law communit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09" calcext:value-type="float">
            <text:p>40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work collaboratively within a multi-disciplinary team of intellectual property insurers, financiers, valuers, examiners, brokers, analysts and other technical experts to manage legal issues optimall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10" calcext:value-type="float">
            <text:p>41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initiate policies and practices at firm level to provide assistance for employees to manage their adverse professional wellbeing appropriately.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Default" office:value-type="float" office:value="411" calcext:value-type="float">
            <text:p>41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rapersonal Intelligence</text:p>
          </table:table-cell>
          <table:table-cell table:style-name="ce21" office:value-type="string" calcext:value-type="string">
            <text:p>I can initiate policies and practices at firm level to promote the professional wellbeing of employees.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Default" office:value-type="float" office:value="412" calcext:value-type="float">
            <text:p>41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Ethics &amp; Professionalism</text:p>
          </table:table-cell>
          <table:table-cell table:style-name="ce28" office:value-type="string" calcext:value-type="string">
            <text:p>I can represent and promote the profession appropriately at international level.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Default" office:value-type="float" office:value="413" calcext:value-type="float">
            <text:p>41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Ethics &amp; Professionalism</text:p>
          </table:table-cell>
          <table:table-cell table:style-name="ce19" office:value-type="string" calcext:value-type="string">
            <text:p>I can provide guidance and demonstrate accountability for the highest standards of ethical conduct and professionalism required of all in the firm and in the wider profession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14" calcext:value-type="float">
            <text:p>41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ical Lawyering</text:p>
          </table:table-cell>
          <table:table-cell table:style-name="ce19" office:value-type="string" calcext:value-type="string">
            <text:p>I can dispense expert legal advice in one or more practice area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15" calcext:value-type="float">
            <text:p>41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ical Lawyering</text:p>
          </table:table-cell>
          <table:table-cell table:style-name="ce19" office:value-type="string" calcext:value-type="string">
            <text:p>I can strategise using expert legal analysis and problem-solving in highly complex or novel situation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16" calcext:value-type="float">
            <text:p>41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ical Lawyering</text:p>
          </table:table-cell>
          <table:table-cell table:style-name="ce19" office:value-type="string" calcext:value-type="string">
            <text:p>I can lead multiple teams to evaluate and implement the legal strategy which delivers the best appropriate outcome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17" calcext:value-type="float">
            <text:p>41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ical Lawyering</text:p>
          </table:table-cell>
          <table:table-cell table:style-name="ce19" office:value-type="string" calcext:value-type="string">
            <text:p>I can synthesise innovative and sound applications of the law and legal arguments to address issues which are ambiguous or for which there is no precedent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18" calcext:value-type="float">
            <text:p>41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develop a firm environment and culture that is supportive of work-life harmon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19" calcext:value-type="float">
            <text:p>41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lead a management team to provide key strategies for the firm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0" calcext:value-type="float">
            <text:p>42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develop a strategic vision of the firm's future having regard to local and global legal services and access to justice data and a range of other context-sensitive consideration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1" calcext:value-type="float">
            <text:p>42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manage crisis situations at individual, firm and professional level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2" calcext:value-type="float">
            <text:p>42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cultivate and manage current and future firm leaders though mentorship and collaborative leadership practic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3" calcext:value-type="float">
            <text:p>42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lead and support a culture of innovation and value-addedness within the firm and in the wider profession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4" calcext:value-type="float">
            <text:p>42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mplement initiatives to support the continuing competence and professional relevance of legal professionals and legal support staff in the firm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5" calcext:value-type="float">
            <text:p>42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develop thought leadership and deepen my professional expertise through teaching in an adjunct capacity or in continuing legal education initiatives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6" calcext:value-type="float">
            <text:p>42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lead external committees and advisory panels on a range of issues at the intersection of law, business and society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7" calcext:value-type="float">
            <text:p>42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communicate the performance indicators and implement supporting policies to facilitate the sustainable peak performance of the firm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8" calcext:value-type="float">
            <text:p>42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19" office:value-type="string" calcext:value-type="string">
            <text:p>I can identify and manage firm risks working with the management team.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Default" office:value-type="float" office:value="429" calcext:value-type="float">
            <text:p>42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secure clients and matters for the firm which contribute to and are consistent with the reputation and standing in the profession which the management team desires for it.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create conditions in the firm to support the development of new legal roles, new models of legal service delivery and new areas of legal work.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Default" office:value-type="float" office:value="431" calcext:value-type="float">
            <text:p>431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provide effective professional mentorship to junior colleagues and to peers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32" calcext:value-type="float">
            <text:p>432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Leadership, Business and Professional Insight</text:p>
          </table:table-cell>
          <table:table-cell table:style-name="ce28" office:value-type="string" calcext:value-type="string">
            <text:p>I can lead resource planning and budgeting for the firm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33" calcext:value-type="float">
            <text:p>433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evaluate and drive implementation of new technologies to meet future practice needs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34" calcext:value-type="float">
            <text:p>434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synthesise understanding of a range of emergent technologies and their implications for legal services and access to justice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35" calcext:value-type="float">
            <text:p>435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lead initiatives to leverage technology to streamline and enhance existing legal processes and services at firm or department level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36" calcext:value-type="float">
            <text:p>436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appreciate the impact of technological multi-modality on client expectations of legal services and respond effectively to such expectations by evolving current legal services models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37" calcext:value-type="float">
            <text:p>437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evaluate emerging technologies available for adoption or adaptation by the legal profession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38" calcext:value-type="float">
            <text:p>438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Technology Affinities</text:p>
          </table:table-cell>
          <table:table-cell table:style-name="ce28" office:value-type="string" calcext:value-type="string">
            <text:p>I can participate in the development of organisational best practices and oversight structures for managing emerging cybersecurity risks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39" calcext:value-type="float">
            <text:p>439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Default" office:value-type="string" calcext:value-type="string">
            <text:p>Interpersonal Effectiveness</text:p>
          </table:table-cell>
          <table:table-cell table:style-name="ce28" office:value-type="string" calcext:value-type="string">
            <text:p>I can draw on a range of conflict resolution and people management strategies to manage conflict and competing interests of senior stakeholders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40" calcext:value-type="float">
            <text:p>440</text:p>
          </table:table-cell>
          <table:table-cell office:value-type="string" calcext:value-type="string">
            <text:p>Legal Practitioner</text:p>
          </table:table-cell>
          <table:table-cell table:style-name="ce19"/>
          <table:table-cell table:style-name="ce19" office:value-type="string" calcext:value-type="string">
            <text:p>Interpersonal Effectiveness</text:p>
          </table:table-cell>
          <table:table-cell table:style-name="ce19" office:value-type="string" calcext:value-type="string">
            <text:p>I can manage multiple competing interests and demands expressed by senior stakeholders as regards the area of my work and in relation to my firm.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Default" office:value-type="float" office:value="441" calcext:value-type="float">
            <text:p>441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settle family disputes using the collaborative practice approach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42" calcext:value-type="float">
            <text:p>442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conduct myself as a child representative under the Child Representative Scheme of the Family Justice Court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43" calcext:value-type="float">
            <text:p>443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conduct myself as a parenting coordinator under the Parenting Coordination Scheme of the Family Justice Court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44" calcext:value-type="float">
            <text:p>444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1" office:value-type="string" calcext:value-type="string">
            <text:p>I can manage litigant-in-person family matters effectively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445" calcext:value-type="float">
            <text:p>445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9" office:value-type="string" calcext:value-type="string">
            <text:p>I can lead the resolution of highly-complex or novel probate and succession matters such as those involving Syariah, multiple jurisdictions, fraud and mental capacity issues.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Default" office:value-type="float" office:value="446" calcext:value-type="float">
            <text:p>446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9" office:value-type="string" calcext:value-type="string">
            <text:p>I can lead the resolution of highly-complex or novel family matters such as those involving Syariah, multiple jurisdictions and enforcement, relocation and custody issues.</text:p>
          </table:table-cell>
          <table:table-cell table:style-name="ce29"/>
          <table:table-cell table:number-columns-repeated="1018"/>
        </table:table-row>
        <table:table-row table:style-name="ro2"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Legal Practitioner</text:p>
          </table:table-cell>
          <table:table-cell table:style-name="ce21" office:value-type="string" calcext:value-type="string">
            <text:p>Family Law</text:p>
          </table:table-cell>
          <table:table-cell table:style-name="ce19" office:value-type="string" calcext:value-type="string">
            <text:p>Interpersonal Effectiveness</text:p>
          </table:table-cell>
          <table:table-cell table:style-name="ce21" office:value-type="string" calcext:value-type="string">
            <text:p>I can interact appropriately with litigants-in-person in family matters.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Default" office:value-type="float" office:value="448" calcext:value-type="float">
            <text:p>44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lead highly complex or novel projects involving private-public partnerships or sovereign investors 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49" calcext:value-type="float">
            <text:p>44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lead highly complex or novel offshore projects or projects involving multiple jurisdictions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50" calcext:value-type="float">
            <text:p>450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lead highly complex or novel greenfield and brownfield projects 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51" calcext:value-type="float">
            <text:p>451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lead the litigation of highly complex or novel building and construction disputes involving multiple parties and jurisdictions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52" calcext:value-type="float">
            <text:p>452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28" office:value-type="string" calcext:value-type="string">
            <text:p>I can perform adjudication of complex building and construction disputes in arbitral, binding adjudication or statutory adjudication settings.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Default" office:value-type="float" office:value="453" calcext:value-type="float">
            <text:p>453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Building and Construction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perform settlement of complex building and construction disputes in mediation and negotiation settings.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Default" office:value-type="float" office:value="454" calcext:value-type="float">
            <text:p>454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lead highly complex or novel intellectual property acquisition and financing transactions matters.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Default" office:value-type="float" office:value="455" calcext:value-type="float">
            <text:p>455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lead highly complex or novel intellectual property creation and protection matters.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Default" office:value-type="float" office:value="456" calcext:value-type="float">
            <text:p>456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lead highly complex or novel commercialisation of intellectual property assets.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Default" office:value-type="float" office:value="457" calcext:value-type="float">
            <text:p>457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lead the litigation of highly complex or novel intellectual property disputes involving multiple parties and jurisdictions.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Default" office:value-type="float" office:value="458" calcext:value-type="float">
            <text:p>458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perform adjudication of complex intellectual property disputes in arbitral, binding adjudication or statutory adjudication settings.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Default" office:value-type="float" office:value="459" calcext:value-type="float">
            <text:p>459</text:p>
          </table:table-cell>
          <table:table-cell office:value-type="string" calcext:value-type="string">
            <text:p>Legal Practitioner</text:p>
          </table:table-cell>
          <table:table-cell table:style-name="ce19" office:value-type="string" calcext:value-type="string">
            <text:p>IP Law</text:p>
          </table:table-cell>
          <table:table-cell table:style-name="ce19" office:value-type="string" calcext:value-type="string">
            <text:p>Technical Lawyering</text:p>
          </table:table-cell>
          <table:table-cell table:style-name="ce30" office:value-type="string" calcext:value-type="string">
            <text:p>I can perform settlement of complex intellectual property disputes in mediation and negotiation settings.</text:p>
          </table:table-cell>
          <table:table-cell table:style-name="ce30"/>
          <table:table-cell table:number-columns-repeated="1018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Competency Category</text:p>
          </table:table-cell>
          <table:table-cell table:style-name="ce6" office:value-type="string" calcext:value-type="string">
            <text:p>Copyedited title</text:p>
          </table:table-cell>
          <table:table-cell table:style-name="ce12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erform receptionist duti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coordinate routine office maintenance and procurement dutie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roofread printed and digital document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communicate appropriately and effectively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use the English language correctly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take instructions and seek clarification to complete task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operate common workplace technologie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word-processing duties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comply with data management best practice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se common legal portals for administrative task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se key sources of information to understand work and workplac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comply with legal industry protocols and norms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act with professionalism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comply with duties of confidentiality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appreciate work within Singapore legal landscap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comply with professional ethical requirement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work within set boundarie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comply with grievance and disciplinary policie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repare business correspondence and legal document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erform law office financial operations dutie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completeness of standard legal document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coordinate business meeting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draft meeting minute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communicate information in written format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manage team to deal with multiple work demand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maintain information management processe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online research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presentation functions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database functions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manage self and team's adaptability to change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perform common risk management and compliance procedures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manage client monies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manage time and plan work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use feedback and reflection for professional improvement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key administrative processes and procedures involved in a civil litigation practice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ivil litigation practice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key administrative processes and procedures involved in a criminal litigation practice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riminal litigation practice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family law practice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family law practice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NIMA-PIMA practic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NIMA-PIMA practice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conveyancing law practice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onveyancing law practice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commercial litigation practic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ommercial litigation practice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explain and perform the key administrative processes and procedures involved in a corporate / commercial transactions practice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identify and use the key legal terminology and standard forms and precedents in a corporate / commercial transactions practic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document and maintain standard operating procedures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manage multiple teams and projects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repare written reports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resolve workplace conflict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rovide feedback and review performanc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communicate in challenging situations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rovide mentorship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perform basic legal research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tilise workplace productivity tools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deliver and maintain service excellence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facilitate compliance with regulatory obligations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use feedback and reflection for improving workplace productivity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improve workplace processes and policies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identify learning needs for self and others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Office Administration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repare budget for department or firm operations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Office Administration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prepare financial reports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Office Administration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manage human resource matters for department or firm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Office Administration</text:p>
          </table:table-cell>
          <table:table-cell office:value-type="string" calcext:value-type="string">
            <text:p>Administration &amp; Productivity</text:p>
          </table:table-cell>
          <table:table-cell table:number-columns-repeated="2" office:value-type="string" calcext:value-type="string">
            <text:p>I can assist with corporate secretarial requirements / duties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perform microeconomic analysis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perform macroeconomic analysis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demonstrate business awareness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apply basic accounting concepts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perform legal analysis and problem-solving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relating to criminal litigation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civil litigation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estates and trusts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mmunity / Public Interes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family law matters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real estate transactions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relating to corporate/commercial transactions and corporate secretarial requirements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relating to commercial litigation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/ Commerc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legal operations work relating to IP transactions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facilitate legal discussions and client <text:s/>interviews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erform academic writing and presentation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communicate in a range of work-related contexts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facilitate teamwork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facilitate workplace communications and processe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manage workplace legal technologies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develop and maintain standard operating procedures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ndertake litigation support functions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conduct legal research, investigate facts and check documents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manage workplace challenges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appreciate legal system and professional responsibilities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Business Acumen &amp; Problem-solving</text:p>
          </table:table-cell>
          <table:table-cell table:number-columns-repeated="2" office:value-type="string" calcext:value-type="string">
            <text:p>I can facilitate evidence-based decision-making in legal services environments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perform conflict management and negotiation in legal services environments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Communication &amp; Teamwork</text:p>
          </table:table-cell>
          <table:table-cell table:number-columns-repeated="2" office:value-type="string" calcext:value-type="string">
            <text:p>I can foster and motivate effective and engaged teams in legal services environments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Technology &amp; Information</text:p>
          </table:table-cell>
          <table:table-cell table:number-columns-repeated="2" office:value-type="string" calcext:value-type="string">
            <text:p>I can use data analystics tools relevant to legal services environments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gal Support</text:p>
          </table:table-cell>
          <table:table-cell/>
          <table:table-cell office:value-type="string" calcext:value-type="string">
            <text:p>Professionalism &amp; Service</text:p>
          </table:table-cell>
          <table:table-cell table:number-columns-repeated="2" office:value-type="string" calcext:value-type="string">
            <text:p>I can promote and demonstrate a commitment to community service by undertaking or facilitating pro bono work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monstrate mastery of procedural aspects of legal matters relating to divorce, variation or enforcement of Court orders on ancillary matters in divorce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nage assigned case files for non-contentious matters by conducting client interviews and taking instructions, drafting correspondence and legal documents, facilitating negotiation towards settlement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undertake mediation of disputes to facilitate out-of-court settlement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ssist in contentious matters by undertaking duties like discovery, scheduling of court hearings, preparation and filing of court documents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tellectual Property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raft, review, formalise and file intellectual property application forms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tellectual Property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ssist in preparation of documentation for intellectual property related adjudication, arbritration, mediation, negotiations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tellectual Property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conduct investigations and legal research on intellectual property related laws to help lawyers build their case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tellectual Property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due diligence to support intellectual property acquisition processes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lan, schedule and execute board and committee meetings with appropriate agendas and in accordance with the company and regulatory requirements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repare, disseminate and maintain records of Board and Committee meetings in a secure manner consistent with applicable document retension policies or requirements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raft, seek inputs on, and maintain minutes of Board and Committee meetings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nage meeting attendance including appointments of proxies and securing the meeting quorum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ssist with shareholder and investor relations matters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Corporate Secretarial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keep updated on corporate governance best practices and periodically review and recommend improvements to activities related to board and shareholder meetings and responsibilities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raft and review trade documentation for structured products and derivatives (e.g. OTC term sheets, final terms and confirmations)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research and communicate developments and updates on legal and regulatory issues relating to structured products and derivatives impacting the region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review, amend and negotiate master distribution agreements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facilitate the development and implementation of compliance policies and procedures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Structured Products and Derivatives Documentation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intain the currency of documentation templates and guidance notes on usage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Project Management &amp; Business Process Re-engineering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pply project management concepts to review and improve the management of legal cases and matters having regard to issues of scope, cost, time, quality, documentation, administration and risk management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Project Management &amp; Business Process Re-engineering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 and implement legal project management systems and processes to ensure consist high quality client service and work product, delivered efficiently and cost-effectively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Project Management &amp; Business Process Re-engineering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nalyse current legal operations within the firm or department and redesign key processes to improve their effectiveness having regard to changes in strategic plans, macroeconomic circumstances, disruptive technologie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document and administer standardised AML, KYC and conflicts-checks protocols as part of case management and client-intake workflows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document and administer standardised procurement, financial planning, review and audit protocols as part of financial management workflows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document and administer standardised grievance handling, whistle-blowing and workplace safety and health protocols as part of human resource management workflows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document and administer data protection and confidential information management protocols as part of information security workflows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regular reviews of compliance with internal protocols and external regulatory requirements, and report to management any deficiencies and risks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isk &amp; Complian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ke recommendations to management on addressing deficiencies and risks surfaced through scheduled process and systems reviews, and implement approved recommendation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nage resource planning including budgeting for such resources in accordance with budget planning protocols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identify and manage appropriate external service providers to support resource needs of firm or department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manage resources within allocated budget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establish and administer human resource processes and systems for recruitment, training, remuneration etc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aw Offic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establish and manage processes and systems for administrative and financial operations of firm or department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Services Business Developmen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perform market research and environmental scans to identify key trends affecting the legal services industry and the impact they have on the law practice or legal department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Services Business Developmen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advise senior management on appropriate marketing and business development strategies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Services Business Developmen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establish and manage brand identity and corporate communications of law firm or legal department using a variety of media platforms, including social media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Services Business Development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identify and facilitate the pursuit of business opportunities for law firm or legal department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formation Systems, eDiscovery &amp; Litigation Suppor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implement and maintain data governance guidelines, data management processes and protocols to establish data ownership, classification, retension and destruction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formation Systems, eDiscovery &amp; Litigation Suppor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implement and maintain litigation support systems and processes to organize, analyze, and present case materials through the use of appropriate case management and courtroom technologies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Information Systems, eDiscovery &amp; Litigation Suppor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develop, implement and maintain systems to manage electronically stored information in a manner which facilitates electronic discovery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organise and maintain the creation, acquisition, sharing and reuse of workplace knowledge and information in the form of knowledge management and information management policies and processes 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set up and maintain physical and online libraries of references, precedents and template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keep updated on and advise senior management on developments in legal knowledge and infromation management systems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facilitate training in the correct usage of knowledge and information management systems within the workplace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egal Support</text:p>
          </table:table-cell>
          <table:table-cell office:value-type="string" calcext:value-type="string">
            <text:p>Legal Research, Learning &amp; Knowledge Management </text:p>
          </table:table-cell>
          <table:table-cell office:value-type="string" calcext:value-type="string">
            <text:p>Legal Operations</text:p>
          </table:table-cell>
          <table:table-cell table:number-columns-repeated="2" office:value-type="string" calcext:value-type="string">
            <text:p>I can identify and address gaps in information literacy at the workplace etc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Competencies.A1:Competencies.F460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3:02:44.352763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H7M30S</meta:editing-duration>
    <meta:editing-cycles>41</meta:editing-cycles>
    <meta:generator>LibreOffice/5.3.1.2$Linux_X86_64 LibreOffice_project/30m0$Build-2</meta:generator>
    <dc:date>2017-11-30T14:35:31.181027624</dc:date>
    <meta:document-statistic meta:table-count="2" meta:cell-count="2805" meta:object-count="0"/>
    <meta:user-defined meta:name="Info 1"/>
    <meta:user-defined meta:name="Info 2"/>
    <meta:user-defined meta:name="Info 3"/>
    <meta:user-defined meta:name="Info 4"/>
  </office:meta>
</office:document-meta>
</file>